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atin Modern Roman" svg:font-family="'Latin Modern Roman'" style:font-pitch="variable"/>
    <style:font-face style:name="Latin Modern Roman1" svg:font-family="'Latin Modern Roman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975cm" fo:min-width="1.024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524cm" svg:height="1.524cm" svg:x="0.127cm" svg:y="0.127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atin Modern Roman" svg:font-family="'Latin Modern Roman'" style:font-pitch="variable"/>
    <style:font-face style:name="Latin Modern Roman1" svg:font-family="'Latin Modern Roman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.05cm" svg:stroke-color="#3465a4" draw:marker-start-width="0.28cm" draw:marker-start-center="false" draw:marker-end-width="0.28cm" draw:marker-end-center="false" draw:fill="solid" draw:fill-color="#f8f8f8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atin Modern Roman1" fo:font-family="'Latin Modern Roman'" style:font-style-name="Regular" style:font-pitch="variable" fo:font-size="12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Latin Modern Roman1" fo:font-family="'Latin Modern Roman'" style:font-style-name="Regular" style:font-pitch="variable" fo:font-size="12pt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.778cm" fo:page-height="1.77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5-16T11:40:39.157954561</meta:creation-date>
    <dc:date>2024-12-12T15:15:23.955693700</dc:date>
    <meta:editing-duration>PT38M59S</meta:editing-duration>
    <meta:editing-cycles>12</meta:editing-cycles>
    <meta:generator>LibreOffice/7.3.7.2$Linux_X86_64 LibreOffice_project/30$Build-2</meta:generator>
    <meta:document-statistic meta:object-count="1"/>
  </office:meta>
</office:document-meta>
</file>